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1e4505"/>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start" style:justify-single-word="false"/>
      <style:text-properties officeooo:rsid="000aa284" officeooo:paragraph-rsid="001e4505"/>
    </style:style>
    <style:style style:name="P12" style:family="paragraph" style:parent-style-name="Standard">
      <style:paragraph-properties fo:text-align="center" style:justify-single-word="false"/>
      <style:text-properties fo:font-weight="bold" officeooo:rsid="001bd868" officeooo:paragraph-rsid="001bd868" style:font-weight-asian="bold" style:font-weight-complex="bold"/>
    </style:style>
    <style:style style:name="P13" style:family="paragraph" style:parent-style-name="Standard">
      <style:paragraph-properties fo:text-align="center" style:justify-single-word="false"/>
      <style:text-properties fo:font-weight="bold" officeooo:rsid="001e4505" officeooo:paragraph-rsid="001e4505" style:font-weight-asian="bold" style:font-weight-complex="bold"/>
    </style:style>
    <style:style style:name="P14" style:family="paragraph" style:parent-style-name="Standard" style:list-style-name="L7">
      <style:paragraph-properties fo:text-align="start" style:justify-single-word="false"/>
      <style:text-properties officeooo:paragraph-rsid="001e4505"/>
    </style:style>
    <style:style style:name="P15" style:family="paragraph" style:parent-style-name="Standard">
      <style:paragraph-properties fo:text-align="center" style:justify-single-word="false"/>
      <style:text-properties fo:font-weight="normal" officeooo:rsid="001bd868" officeooo:paragraph-rsid="001bd868" style:font-weight-asian="normal" style:font-weight-complex="normal"/>
    </style:style>
    <style:style style:name="P16" style:family="paragraph" style:parent-style-name="Standard">
      <style:paragraph-properties fo:text-align="start" style:justify-single-word="false"/>
      <style:text-properties fo:font-weight="normal" officeooo:rsid="001bd868" officeooo:paragraph-rsid="001e4505" style:font-weight-asian="normal" style:font-weight-complex="normal"/>
    </style:style>
    <style:style style:name="P17" style:family="paragraph" style:parent-style-name="Standard" style:list-style-name="L3">
      <style:text-properties officeooo:rsid="001a1883" officeooo:paragraph-rsid="001ca0e1"/>
    </style:style>
    <style:style style:name="P18" style:family="paragraph" style:parent-style-name="Standard" style:list-style-name="L1">
      <style:text-properties officeooo:rsid="001e4505" officeooo:paragraph-rsid="001e4505"/>
    </style:style>
    <style:style style:name="P19" style:family="paragraph" style:parent-style-name="Standard" style:list-style-name="L3">
      <style:text-properties officeooo:rsid="001e4505" officeooo:paragraph-rsid="001e4505"/>
    </style:style>
    <style:style style:name="P20" style:family="paragraph" style:parent-style-name="Standard">
      <style:paragraph-properties fo:text-align="start" style:justify-single-word="false" fo:break-before="page"/>
      <style:text-properties fo:font-weight="normal" officeooo:rsid="0018daa4" officeooo:paragraph-rsid="001e8cf4"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e4505"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e4505" style:font-weight-asian="normal" style:font-weight-complex="normal"/>
    </style:style>
    <style:style style:name="T7" style:family="text">
      <style:text-properties officeooo:rsid="001bd868"/>
    </style:style>
    <style:style style:name="T8" style:family="text">
      <style:text-properties officeooo:rsid="001ca0e1"/>
    </style:style>
    <style:style style:name="T9" style:family="text">
      <style:text-properties officeooo:rsid="001e45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text:span text:style-name="T9">Rescue </text:span>(<text:span text:style-name="T9">3</text:span>) </text:p>
      <text:p text:style-name="P13">Space Hippies</text:p>
      <text:p text:style-name="P15"/>
      <text:p text:style-name="P16">Description: <text:span text:style-name="T9">A bunch of goddamned space-hippies have stolen one of your shuttlecraft. Send a team to recover the shuttle and bring these hippies to justice. </text:span></text:p>
      <text:p text:style-name="P20"><text:span text:style-name="T9">A bunch of goddamned space-hippies have stolen one of your shuttlecraft. You are bging sent to recover the shuttle and bring these hippies to justice.</text:span></text:p>
      <text:p text:style-name="P4"/>
      <text:list xml:id="list6358187932467590203" text:style-name="L1">
        <text:list-item>
          <text:p text:style-name="P18">Maximum personnel: 5: If you have personnel on this mission in excess of the maximum then the remainder will die as soon as the shuttle-bay is opened. There isn't room on the shuttle for any more. Captain should have known that.</text:p>
        </text:list-item>
        <text:list-item>
          <text:p text:style-name="P18">The hippies have taken the shuttle to an idyllic planet where peace and love prevail. Upon arrival you find them laughing, dancing and frolicing about.</text:p>
        </text:list-item>
      </text:list>
      <text:p text:style-name="P4"/>
      <text:p text:style-name="P11"><text:span text:style-name="T3">Survivors: <text:s/></text:span><text:span text:style-name="T4">O</text:span><text:span text:style-name="T6">nly characters having one of the following skills will survive the mission: </text:span></text:p>
      <text:list xml:id="list8530507105262363222" text:style-name="L7">
        <text:list-item>
          <text:p text:style-name="P14"><text:span text:style-name="T6">DECEPTION, INFILTRATION, COUNSELING, PSI, INTERPRETIVE DANCE, GOURMET COOKING, SANITATION, PLUMBING, PROFESSIONAL CLOWN, MEDICINE, SLEIGHT OF HAND</text:span></text:p>
        </text:list-item>
      </text:list>
      <text:p text:style-name="P1"/>
      <text:p text:style-name="P6"><text:span text:style-name="T3">Success Criteria</text:span>: <text:span text:style-name="T9">This mission will only be a success if there are two or more survivors, one to bring back each of the shuttles. If there are three or more survivors you will also retrieve the hippies for a Grand Success.</text:span></text:p>
      <text:p text:style-name="P1"/>
      <text:p text:style-name="P1"><text:span text:style-name="T3">Quartermaster</text:span>: The quartermaster has provided you with the following to assist in your mission: </text:p>
      <text:list xml:id="list2871170017175660084" text:style-name="L3">
        <text:list-item>
          <text:p text:style-name="P19">A coal-burning combustion engine. </text:p>
        </text:list-item>
        <text:list-item>
          <text:p text:style-name="P19">A daisy-cutter (bomb used to clear vegetation to make landing zones for aircraft).</text:p>
        </text:list-item>
        <text:list-item>
          <text:p text:style-name="P19">A case of daffodil bulbs. </text:p>
        </text:list-item>
      </text:list>
      <text:p text:style-name="P1"/>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4M46S</meta:editing-duration>
    <meta:editing-cycles>16</meta:editing-cycles>
    <meta:generator>LibreOffice/5.1.6.2$Windows_x86 LibreOffice_project/07ac168c60a517dba0f0d7bc7540f5afa45f0909</meta:generator>
    <dc:date>2017-08-20T13:56:28.861000000</dc:date>
    <meta:document-statistic meta:table-count="0" meta:image-count="0" meta:object-count="0" meta:page-count="2" meta:paragraph-count="23" meta:word-count="405" meta:character-count="2360" meta:non-whitespace-character-count="1975"/>
    <meta:user-defined meta:name="Info 1"/>
    <meta:user-defined meta:name="Info 2"/>
    <meta:user-defined meta:name="Info 3"/>
    <meta:user-defined meta:name="Info 4"/>
  </office:meta>
</office:document-meta>
</file>